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ducers multipli</text:h>
      <text:p text:style-name="Text_20_body">Se a lungo andare il codice del tuo Reducer diventa troppo difficoltoso da leggere o difficile da mantenere, probabilmente è il caso di cominciare a dividere il carico su più funzioni reducer e riorganizzare la struttura.</text:p>
      <text:p text:style-name="Text_20_body">combineReducers è una funzione che permette di combinare insieme diversi reducers scritti separatamente in un'unica funzione, che si occuperà di dividere le diverse porzioni dello stato condiviso tra di essi.</text:p>
      <text:p text:style-name="Text_20_body">Le proprietà che assegni nell'oggetto fornito come parametro a combineReducers devono corrispondere alle principali sezioni dello Store Redux; quindi, uno stato dichiarato così:</text:p>
      <text:p text:style-name="Text_20_body">export const initialState = { cart: { products: [], }, user: { firstName: "", }, }</text:p>
      <text:p text:style-name="Text_20_body">può venire scomposto tramite due diversi reducers, uno per cart e uno per user utilizzando combineReducers nel seguente modo:</text:p>
      <text:p text:style-name="Text_20_body">const bigReducer = combineReducers({ cart: cartReducer, user: userReducer })</text:p>
      <text:p text:style-name="Text_20_body">Così facendo la funzione cartReducers avrà il compito di aggiornare solamente la porzione di stato relativa al carrello, mentre userReducer si occuperà della parte relativa all'utente.</text:p>
      <text:p text:style-name="Text_20_body">Dopo aver fatto questo quasi sicuramente avrai bisogno di modificare la logica dei tuoi reducers: la parte di stato che ora hanno il compito di aggiornare è solo una frazione di quello complessivo, e l'oggetto che ritorneranno da ogni case dovrà rispecchiare questa modifica.</text:p>
      <text:p text:style-name="Text_20_body">const cartReducer = (state = initialState.cart, action) =&gt; {<text:line-break/>  switch (action.type) {<text:line-break/>    case "ADD_ITEM_TO_CART":<text:line-break/>      return {<text:line-break/>        ...state,<text:line-break/>        products: [...state.products, action.payload]<text:line-break/>      }<text:line-break/>    case "REMOVE_ITEM_FROM_CART":<text:line-break/>      return {<text:line-break/>        ...state,<text:line-break/>        products: state.products.filter((p, i) =&gt; i !== action.payload)<text:line-break/>      }<text:line-break/>    default: return state<text:line-break/>  }<text:line-break/>}</text:p>
      <text:h text:style-name="Heading_20_2" text:outline-level="2">Operazioni asincrone</text:h>
      <text:p text:style-name="Text_20_body">Per definizione, il dispatch e la gestione delle azioni in Redux sono operazioni sincrone. Questo succede volutamente, in modo da mantenere la prevedibilità dello store.</text:p>
      <text:p text:style-name="Text_20_body">La domanda è: è possibile utilizzare questo store condiviso per memorizzare dati provenienti da un'operazione asincrona, come una fetch()? E se sì, qual è il modo migliore per farlo?</text:p>
      <text:p text:style-name="Text_20_body">I reducers sono funzioni pure, calcolano il nuovo stato solamente tramite processi matematici e di conseguenza non possono effettuare operazioni non prevedibili al loro interno.</text:p>
      <text:p text:style-name="Text_20_body">L'unico posto rimanente rimane l'action creator, che tipicamente è solamente una funzione che ritorna un'azione Redux (ovvero un oggetto JavaScript).</text:p>
      <text:p text:style-name="Text_20_body">Questo è un tipico action creator:</text:p>
      <text:p text:style-name="Text_20_body"><text:soft-page-break/>export const addToCartAction = (book) =&gt; ({<text:line-break/>  type: 'ADD_ITEM_TO_CART',<text:line-break/>  payload: book<text:line-break/>})</text:p>
      <text:p text:style-name="Text_20_body">Per gestire operazioni asincrone utilizzeremo un nuovo modo di scrivere action creators: ritornando una funzione invece di un oggetto. Questo è possibile tramite un middleware automaticamente iniettato nel nostro store, chiamato redux-thunk.</text:p>
      <text:p text:style-name="Text_20_body">export const addToCartActionWithThunk = (book) =&gt; {<text:line-break/>  return (dispatch, getState) =&gt; {<text:line-break/>    console.log("Un thunk è stato usato per dispatchare questa azione", getState()):<text:line-break/>    // inserisci pure logica asincrona qui!<text:line-break/>    dispatch({<text:line-break/>      type: "ADD_ITEM_TO_CART",<text:line-break/>      payload: book<text:line-break/>    })<text:line-break/>  }<text:line-break/>}</text:p>
      <text:p text:style-name="Text_20_body">Come si può vedere la funzione che viene ora ritornata dall'action creator riceve automaticamente come parametri la funzione di dispatch e un metodo chiamato getState (utile per controllare in qualsiasi momento i valori attuali dello store).</text:p>
      <text:p text:style-name="Text_20_body">Qui è possibile effettuare in modo sicuro operazioni asincrone, o effettuare il dispatch di diverse azioni a seconda dei valori dello store, senza introdurre incertezza all'interno dei reducer (che continueranno a operare in modo prevedibile in quanto verranno invocati ad es. solamente quando i dati provenienti dalla fetch sono pronti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3</meta:editing-cycles>
    <meta:generator>OpenOffice/4.1.15$Win32 OpenOffice.org_project/4115m2$Build-9813</meta:generator>
    <dc:date>2024-09-12T22:34:02.31</dc:date>
    <meta:document-statistic meta:table-count="0" meta:image-count="0" meta:object-count="0" meta:page-count="2" meta:paragraph-count="21" meta:word-count="517" meta:character-count="3689"/>
    <dc:creator>manuel barone</dc:creator>
    <meta:user-defined meta:name="Info 1"/>
    <meta:user-defined meta:name="Info 2"/>
    <meta:user-defined meta:name="Info 3"/>
    <meta:user-defined meta:name="Info 4"/>
  </office:meta>
</office:document-meta>
</file>